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ezzi</text:p>
          </table:table-cell>
          <table:table-cell office:value-type="float" office:value="14.5" calcext:value-type="float">
            <text:p>14,5</text:p>
          </table:table-cell>
          <table:table-cell office:value-type="float" office:value="16.8" calcext:value-type="float">
            <text:p>16,8</text:p>
          </table:table-cell>
          <table:table-cell office:value-type="float" office:value="12.3" calcext:value-type="float">
            <text:p>12,3</text:p>
          </table:table-cell>
          <table:table-cell office:value-type="float" office:value="10.7" calcext:value-type="float">
            <text:p>10,7</text:p>
          </table:table-cell>
          <table:table-cell office:value-type="float" office:value="11.4" calcext:value-type="float">
            <text:p>11,4</text:p>
          </table:table-cell>
          <table:table-cell office:value-type="float" office:value="18.1" calcext:value-type="float">
            <text:p>18,1</text:p>
          </table:table-cell>
          <table:table-cell office:value-type="float" office:value="20.6" calcext:value-type="float">
            <text:p>20,6</text:p>
          </table:table-cell>
          <table:table-cell office:value-type="float" office:value="13.8" calcext:value-type="float">
            <text:p>1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z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edia ponderata:</text:p>
          </table:table-cell>
          <table:table-cell table:formula="of:=SUMPRODUCT([.B1:.I1]; [.B2:.I2])/[.B12]" office:value-type="float" office:value="13.7952380952381" calcext:value-type="float">
            <text:p>13,7952380952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ianza:</text:p>
          </table:table-cell>
          <table:table-cell table:formula="of:=[.K11]/[.I17]" office:value-type="float" office:value="8.49600907029479" calcext:value-type="float">
            <text:p>8,49600907029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a:</text:p>
          </table:table-cell>
          <table:table-cell office:value-type="float" office:value="10.7" calcext:value-type="float">
            <text:p>10,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ana:</text:p>
          </table:table-cell>
          <table:table-cell table:formula="of:=[.E15]" office:value-type="float" office:value="13.8" calcext:value-type="float">
            <text:p>13,8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(Xi – Xp)^2 * Fi:</text:p>
          </table:table-cell>
          <table:table-cell table:formula="of:=([.B1]-[.B5])^2*[.B2]" office:value-type="float" office:value="3.47682539682541" calcext:value-type="float">
            <text:p>3,47682539682541</text:p>
          </table:table-cell>
          <table:table-cell table:formula="of:=(([.C1]-[.B5])^2)*[.C2]" office:value-type="float" office:value="45.142970521542" calcext:value-type="float">
            <text:p>45,142970521542</text:p>
          </table:table-cell>
          <table:table-cell table:formula="of:=([.D1]-[.B5])^2*[.D2]" office:value-type="float" office:value="17.8858956916099" calcext:value-type="float">
            <text:p>17,8858956916099</text:p>
          </table:table-cell>
          <table:table-cell table:formula="of:=([.E1]-[.B5])^2*[.E2]" office:value-type="float" office:value="114.965986394558" calcext:value-type="float">
            <text:p>114,965986394558</text:p>
          </table:table-cell>
          <table:table-cell table:formula="of:=([.F1]-[.B5])^2*[.F2]" office:value-type="float" office:value="57.3716553287981" calcext:value-type="float">
            <text:p>57,3716553287981</text:p>
          </table:table-cell>
          <table:table-cell table:formula="of:=([.G1]-[.B5])^2*[.G2]" office:value-type="float" office:value="111.185850340136" calcext:value-type="float">
            <text:p>111,185850340136</text:p>
          </table:table-cell>
          <table:table-cell table:formula="of:=([.H1]-[.B5])^2*[.H2]" office:value-type="float" office:value="185.219138321996" calcext:value-type="float">
            <text:p>185,219138321996</text:p>
          </table:table-cell>
          <table:table-cell table:formula="of:=([.I1]-[.B5])^2*[.I2]" office:value-type="float" office:value="0.000249433106576148" calcext:value-type="float">
            <text:p>0,000249433106576</text:p>
          </table:table-cell>
          <table:table-cell/>
          <table:table-cell table:formula="of:=SUM([.B11:.I11])" office:value-type="float" office:value="535.248571428572" calcext:value-type="float">
            <text:p>535,248571428572</text:p>
          </table:table-cell>
        </table:table-row>
        <table:table-row table:style-name="ro1">
          <table:table-cell office:value-type="string" calcext:value-type="string">
            <text:p>Somma freq.</text:p>
          </table:table-cell>
          <table:table-cell table:formula="of:=SUM([.B2:.I2])" office:value-type="float" office:value="63" calcext:value-type="float">
            <text:p>63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zzi ordinati</text:p>
          </table:table-cell>
          <table:table-cell office:value-type="float" office:value="10.7" calcext:value-type="float">
            <text:p>10,7</text:p>
          </table:table-cell>
          <table:table-cell office:value-type="float" office:value="11.4" calcext:value-type="float">
            <text:p>11,4</text:p>
          </table:table-cell>
          <table:table-cell office:value-type="float" office:value="12.3" calcext:value-type="float">
            <text:p>12,3</text:p>
          </table:table-cell>
          <table:table-cell office:value-type="float" office:value="13.8" calcext:value-type="float">
            <text:p>13,8</text:p>
          </table:table-cell>
          <table:table-cell office:value-type="float" office:value="14.5" calcext:value-type="float">
            <text:p>14,5</text:p>
          </table:table-cell>
          <table:table-cell office:value-type="float" office:value="16.8" calcext:value-type="float">
            <text:p>16,8</text:p>
          </table:table-cell>
          <table:table-cell office:value-type="float" office:value="18.1" calcext:value-type="float">
            <text:p>18,1</text:p>
          </table:table-cell>
          <table:table-cell office:value-type="float" office:value="20.6" calcext:value-type="float">
            <text:p>2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ze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 Cum. </text:p>
          </table:table-cell>
          <table:table-cell table:formula="of:=SUM([.B16])" office:value-type="float" office:value="12" calcext:value-type="float">
            <text:p>12</text:p>
          </table:table-cell>
          <table:table-cell table:formula="of:=SUM([.B16:.C16])" office:value-type="float" office:value="22" calcext:value-type="float">
            <text:p>22</text:p>
          </table:table-cell>
          <table:table-cell table:formula="of:=SUM([.B16:.D16])" office:value-type="float" office:value="30" calcext:value-type="float">
            <text:p>30</text:p>
          </table:table-cell>
          <table:table-cell table:formula="of:=SUM([.B16:.E16])" office:value-type="float" office:value="41" calcext:value-type="float">
            <text:p>41</text:p>
          </table:table-cell>
          <table:table-cell table:formula="of:=SUM([.B16:.F16])" office:value-type="float" office:value="48" calcext:value-type="float">
            <text:p>48</text:p>
          </table:table-cell>
          <table:table-cell table:formula="of:=SUM([.B16:.G16])" office:value-type="float" office:value="53" calcext:value-type="float">
            <text:p>53</text:p>
          </table:table-cell>
          <table:table-cell table:formula="of:=SUM([.B16:.H16])" office:value-type="float" office:value="59" calcext:value-type="float">
            <text:p>59</text:p>
          </table:table-cell>
          <table:table-cell table:formula="of:=SUM([.B16:.I16])" office:value-type="float" office:value="63" calcext:value-type="float">
            <text:p>6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glio1.B15:Foglio1.I15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9">
      <number:seconds/>
      <number:text>tan</number:text>
      <number:day/>
      <number:text>a</number:text>
      <number:year number:style="long"/>
      <number:day/>
    </number:date-style>
    <number:number-style style:name="N1010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number:min-decimal-places="0" number:min-integer-digits="1" number:grouping="true"/>
    </number:number-style>
    <number:number-style style:name="N10116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number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number:min-decimal-places="2" number:min-integer-digits="1" number:grouping="true"/>
    </number:number-style>
    <number:number-style style:name="N10118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2" style:volatile="true" number:language="it" number:country="IT">
      <number:fill-character> </number:fill-character>
      <number:text>- </number:text>
    </number:number-style>
    <number:text-style style:name="N10120" number:language="it" number:country="IT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1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1P2" style:volatile="true" number:language="it" number:country="IT">
      <number:text> € </number:text>
      <number:fill-character> </number:fill-character>
      <number:text>- </number:text>
    </number:number-style>
    <number:text-style style:name="N10121" number:language="it" number:country="IT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2" number:language="it" number:country="IT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09:38:07.0965726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1:15:39.993390930</meta:creation-date>
    <meta:generator>LibreOffice/7.1.0.3$Linux_X86_64 LibreOffice_project/10$Build-3</meta:generator>
    <dc:date>2021-02-10T11:53:52.445782441</dc:date>
    <meta:editing-duration>PT1H33M46S</meta:editing-duration>
    <meta:editing-cycles>8</meta:editing-cycles>
    <meta:document-statistic meta:table-count="1" meta:cell-count="65" meta:object-count="0"/>
  </office:meta>
</office:document-meta>
</file>